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9eaf" officeooo:paragraph-rsid="000f9eaf"/>
    </style:style>
    <style:style style:name="P2" style:family="paragraph">
      <style:paragraph-properties fo:text-align="center"/>
    </style:style>
    <style:style style:name="P3" style:family="paragraph">
      <loext:graphic-properties draw:fill="none"/>
    </style:style>
    <style:style style:name="P4" style:family="paragraph">
      <style:text-properties style:text-underline-style="solid" style:text-underline-width="auto" style:text-underline-color="font-color"/>
    </style:style>
    <style:style style:name="T1" style:family="text">
      <style:text-properties officeooo:rsid="000f9eaf"/>
    </style:style>
    <style:style style:name="T2" style:family="text">
      <style:text-properties style:text-underline-style="solid" style:text-underline-width="auto" style:text-underline-color="font-color"/>
    </style:style>
    <style:style style:name="gr1" style:family="graphic">
      <style:graphic-properties draw:textarea-horizontal-align="justify" draw:textarea-vertical-align="middle" draw:auto-grow-height="false" fo:min-height="1.554cm" fo:min-width="3.6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fo:min-height="1.6cm" fo:min-width="3.7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justify" draw:textarea-vertical-align="middle" draw:auto-grow-height="false" fo:min-height="2.175cm" fo:min-width="4.34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textarea-horizontal-align="justify" draw:textarea-vertical-align="middle" draw:auto-grow-height="false" fo:min-height="1.441cm" fo:min-width="1.64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textarea-horizontal-align="justify" draw:textarea-vertical-align="middle" draw:auto-grow-height="false" fo:min-height="1.141cm" fo:min-width="1.83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fill="none" draw:textarea-horizontal-align="justify" draw:textarea-vertical-align="middle" draw:auto-grow-height="false" fo:min-height="1.854cm" fo:min-width="1.94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textarea-horizontal-align="justify" draw:textarea-vertical-align="middle" draw:auto-grow-height="false" fo:min-height="0.845cm" fo:min-width="1.2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textarea-horizontal-align="justify" draw:textarea-vertical-align="middle" draw:auto-grow-height="false" fo:min-height="1.337cm" fo:min-width="2.97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textarea-horizontal-align="justify" draw:textarea-vertical-align="middle" draw:auto-grow-height="false" fo:min-height="1.161cm" fo:min-width="1.4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textarea-horizontal-align="justify" draw:textarea-vertical-align="middle" draw:auto-grow-height="false" fo:min-height="1.254cm" fo:min-width="1.7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textarea-horizontal-align="justify" draw:textarea-vertical-align="middle" draw:auto-grow-height="false" fo:min-height="1.032cm" fo:min-width="1.57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textarea-horizontal-align="justify" draw:textarea-vertical-align="middle" draw:auto-grow-height="false" fo:min-height="1.161cm" fo:min-width="1.5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fill="none" draw:textarea-horizontal-align="justify" draw:textarea-vertical-align="middle" draw:auto-grow-height="false" fo:min-height="1.161cm" fo:min-width="2.20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textarea-horizontal-align="justify" draw:textarea-vertical-align="middle" draw:auto-grow-height="false" fo:min-height="0.619cm" fo:min-width="1.6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textarea-horizontal-align="justify" draw:textarea-vertical-align="middle" draw:auto-grow-height="false" fo:min-height="1.291cm" fo:min-width="3.5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textarea-horizontal-align="justify" draw:textarea-vertical-align="middle" draw:auto-grow-height="false" fo:min-height="1.314cm" fo:min-width="4.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textarea-horizontal-align="justify" draw:textarea-vertical-align="middle" draw:auto-grow-height="false" fo:min-height="0.887cm" fo:min-width="0.88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ustom-shape text:anchor-type="paragraph" draw:z-index="0" draw:name="Shape1" draw:style-name="gr1" svg:width="3.784cm" svg:height="1.721cm" svg:x="5.973cm" svg:y="1.917cm"><text:p>Customer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" draw:name="Shape2" draw:style-name="gr2" svg:width="3.97cm" svg:height="1.773cm" svg:x="5.84cm" svg:y="9.167cm"><text:p>Supplier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" draw:name="Shape3" draw:style-name="gr3" svg:width="4.578cm" svg:height="2.408cm" svg:x="6.052cm" svg:y="15.226cm"><text:p>Order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3" draw:name="Shape4" draw:style-name="gr4" draw:text-style-name="P2" svg:x1="2.983cm" svg:y1="15.517cm" svg:x2="6.052cm" svg:y2="16.178cm"><text:p/></draw:line><draw:line text:anchor-type="paragraph" draw:z-index="4" draw:name="Shape5" draw:style-name="gr4" draw:text-style-name="P2" svg:x1="10.629cm" svg:y1="16.232cm" svg:x2="13.195cm" svg:y2="15.385cm"><text:p/></draw:line><draw:line text:anchor-type="paragraph" draw:z-index="5" draw:name="Shape6" draw:style-name="gr4" draw:text-style-name="P2" svg:x1="10.497cm" svg:y1="17.634cm" svg:x2="12.587cm" svg:y2="19.274cm"><text:p/></draw:line><draw:custom-shape text:anchor-type="paragraph" draw:z-index="6" draw:name="Shape7" draw:style-name="gr5" svg:width="2.329cm" svg:height="2.038cm" svg:x="0.654cm" svg:y="13.982cm"><text:p>order_id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" draw:name="Shape8" draw:style-name="gr6" svg:width="2.594cm" svg:height="1.615cm" svg:x="13.169cm" svg:y="14.538cm"><text:p>customer_id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" draw:name="Shape9" draw:style-name="gr7" draw:text-style-name="P3" svg:width="2.752cm" svg:height="2.62cm" svg:x="12.587cm" svg:y="18.6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" draw:name="Shape10" draw:style-name="gr8" svg:width="1.721cm" svg:height="1.191cm" svg:x="12.984cm" svg:y="19.592cm"><text:p>brands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0" draw:name="Shape11" draw:style-name="gr4" draw:text-style-name="P2" svg:x1="3.38cm" svg:y1="1.917cm" svg:x2="5.973cm" svg:y2="2.684cm"><text:p/></draw:line><draw:custom-shape text:anchor-type="paragraph" draw:z-index="11" draw:name="Shape13" draw:style-name="gr9" svg:width="3.123cm" svg:height="1.482cm" svg:x="6.608cm" svg:y="23.534cm"><text:p>Item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12" draw:name="Shape14" draw:style-name="gr4" draw:text-style-name="P2" svg:x1="2.85cm" svg:y1="23.216cm" svg:x2="6.607cm" svg:y2="24.063cm"><text:p/></draw:line><draw:line text:anchor-type="paragraph" draw:z-index="13" draw:name="Shape15" draw:style-name="gr4" draw:text-style-name="P2" svg:x1="9.73cm" svg:y1="24.142cm" svg:x2="12.27cm" svg:y2="23.163cm"><text:p/></draw:line><draw:custom-shape text:anchor-type="paragraph" draw:z-index="14" draw:name="Shape16" draw:style-name="gr10" svg:width="2.091cm" svg:height="1.641cm" svg:x="0.76cm" svg:y="22.237cm"><text:p>item_id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" draw:name="Shape17" draw:style-name="gr11" svg:width="2.541cm" svg:height="1.773cm" svg:x="12.323cm" svg:y="22.661cm"><text:p>supplier_id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6" draw:name="Shape18" draw:style-name="gr12" draw:text-style-name="P4" svg:width="2.223cm" svg:height="1.456cm" svg:x="1.157cm" svg:y="1.229cm"><text:p><text:span text:style-name="T2">customer_id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7" draw:name="Shape20" draw:style-name="gr4" draw:text-style-name="P2" svg:x1="3.247cm" svg:y1="9.273cm" svg:x2="5.84cm" svg:y2="10.093cm"><text:p/></draw:line><draw:custom-shape text:anchor-type="paragraph" draw:z-index="18" draw:name="Shape12" draw:style-name="gr13" draw:text-style-name="P4" svg:width="2.25cm" svg:height="1.641cm" svg:x="0.998cm" svg:y="8.32cm"><text:p><text:span text:style-name="T2">supplier_id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9" draw:name="Shape19" draw:style-name="gr4" draw:text-style-name="P2" svg:x1="9.809cm" svg:y1="9.881cm" svg:x2="12.19cm" svg:y2="9.193cm"><text:p/></draw:line><draw:custom-shape text:anchor-type="paragraph" draw:z-index="20" draw:name="Shape21" draw:style-name="gr14" draw:text-style-name="P3" svg:width="3.123cm" svg:height="1.641cm" svg:x="12.217cm" svg:y="8.50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1" draw:name="Shape22" draw:style-name="gr15" svg:width="2.276cm" svg:height="0.874cm" svg:x="12.719cm" svg:y="8.955cm"><text:p>item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><draw:custom-shape text:anchor-type="paragraph" draw:z-index="22" draw:name="Shape23" draw:style-name="gr16" svg:width="3.652cm" svg:height="1.43cm" svg:x="1.316cm" svg:y="0.166cm"><text:p>order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3" draw:name="Shape24" draw:style-name="gr17" svg:width="4.552cm" svg:height="1.456cm" svg:x="11.74cm" svg:y="0.245cm"><text:p>customer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6" draw:name="Shape31" draw:style-name="gr18" svg:width="1.773cm" svg:height="1.773cm" svg:x="7.19cm" svg:y="0.06cm"><text:p>rel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text:tab/><text:tab/><text:tab/><text:tab/><text:tab/><text:span text:style-name="T1">1<text:tab/><text:tab/>1<text:tab/><text:tab/><text:tab/></text:span></text:p>
      <text:p text:style-name="Standard"><draw:line text:anchor-type="paragraph" draw:z-index="24" draw:name="Shape27" draw:style-name="gr4" draw:text-style-name="P2" svg:x1="4.967cm" svg:y1="0.446cm" svg:x2="6.793cm" svg:y2="0.446cm"><text:p/></draw:line><draw:line text:anchor-type="paragraph" draw:z-index="25" draw:name="Shape30" draw:style-name="gr4" draw:text-style-name="P2" svg:x1="9.148cm" svg:y1="0.367cm" svg:x2="11.741cm" svg:y2="0.367cm"><text:p/></draw:lin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5T14:47:11.707688840</meta:creation-date>
    <meta:editing-duration>PT1M53S</meta:editing-duration>
    <meta:editing-cycles>2</meta:editing-cycles>
    <meta:generator>LibreOffice/5.3.1.2$Linux_X86_64 LibreOffice_project/30m0$Build-2</meta:generator>
    <dc:date>2017-12-15T14:49:03.551911232</dc:date>
    <meta:document-statistic meta:table-count="0" meta:image-count="0" meta:object-count="0" meta:page-count="2" meta:paragraph-count="2" meta:word-count="3" meta:character-count="13" meta:non-whitespace-character-count="3"/>
  </office:meta>
</office:document-meta>
</file>